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11.49pt"/>
    </style:style>
    <style:style style:name="co3" style:family="table-column">
      <style:table-column-properties fo:break-before="auto" style:column-width="377.6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183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basic.csv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ic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1" table:default-cell-style-name="ACE-0"/>
        <table:table-column table:style-name="co4" table:default-cell-style-name="ACE-0"/>
        <table:table-column table:style-name="co1" table:number-columns-repeated="3" table:default-cell-style-name="ACE-0"/>
        <table:table-column table:style-name="co5" table:default-cell-style-name="ACE-0"/>
        <table:table-column table:style-name="co1" table:number-columns-repeated="55" table:default-cell-style-name="ACE-0"/>
        <table:table-column table:style-name="co1" table:number-columns-repeated="1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  <table:table-cell office:value-type="string" calcext:value-type="string">
            <text:p>Stocked/Ordered</text:p>
          </table:table-cell>
          <table:table-cell table:number-columns-repeated="24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pF. NP0, ±10 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pF, NP0, ±10 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 50V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, X7R, ±10 %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, NP0, ±5 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P_Elec_6.3x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50V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uF, <text:s/>X7R, ±10 %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F, NP0, ±2%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 50V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pF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f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 50V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, X7R, ±10 %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pf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pF, NP0, ±5 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4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M60-52B1-G1-R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ATA-PCIE_MINI-CARD-MM60-52B1-G1-R850(Digi-Key_PN_670-2516-2-ND)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GA1602QBC/KA-5MAV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16CA-13-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NUP2105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GA1602CGC/KA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T_ANT2,EXT_ANT1,EXT_ANT6</text:p>
          </table:table-cell>
          <table:table-cell office:value-type="string" calcext:value-type="string">
            <text:p>SMA_Amphenol_132203-12_Horizo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_F_R_A_PCB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XT_ANT4,EXT_ANT3</text:p>
          </table:table-cell>
          <table:table-cell office:value-type="string" calcext:value-type="string">
            <text:p>U.FL_Molex_MCRF_73412-0110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_F_R_A_PCB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Fuse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D2,FID1</text:p>
          </table:table-cell>
          <table:table-cell office:value-type="string" calcext:value-type="string">
            <text:p>FIDUCIAL-1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ducial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4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1</text:p>
          </table:table-cell>
          <table:table-cell office:value-type="string" calcext:value-type="string">
            <text:p>ACM7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M70V-701-2PL-TL00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C2030-MCP-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anosim-Wurth-693043020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car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F65-3P-1.7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olex_Micro-Fit_3.0_43045-0400_2x02_P3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Top_Bottom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H ±5 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E-1210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-1210ACC110STS <text:s/>11UH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Coilcraft_XxL4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V30XPEA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99L-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2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4,R13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 + 22K + 5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6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-10K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4,R1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6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7,R6,R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8,R2,R10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9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2 1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TP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4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TP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4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TP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4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ordic_AQFN-73-1EP_7x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F52840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20-1EP_4x4mm_P0.5mm_EP2.5x2.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QFN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FN-10-1EP_3x3mm_P0.5mm_EP1.55x2.4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223-C2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AN332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65201DD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QFN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A8452Q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Abracon_ABM8G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Abracon_ABM8G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AIG-16-12-2T3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47"/>
        </table:table-row>
        <table:table-row table:style-name="ro1">
          <table:table-cell table:number-columns-repeated="4"/>
          <table:table-cell office:value-type="string" calcext:value-type="string">
            <text:p>bg96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 calcext:value-type="string">
            <text:p>case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 calcext:value-type="string">
            <text:p>sma2sma</text:p>
          </table:table-cell>
          <table:table-cell table:number-columns-repeated="251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basic.csv'.$A$1" table:expression="#REF!"/>
          <table:named-expression table:name="Sheet_Title" table:base-cell-address="$'basic.csv'.$A$1" table:expression="&quot;basic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basic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7T19:55:22.209070287</dc:date>
    <meta:creation-date>2019-12-07T14:08:33Z</meta:creation-date>
    <meta:generator>LibreOffice/6.3.3.2.0$Linux_X86_64 LibreOffice_project/30$Build-2</meta:generator>
    <meta:editing-duration>PT44M13S</meta:editing-duration>
    <meta:editing-cycles>2</meta:editing-cycles>
    <meta:document-statistic meta:table-count="1" meta:cell-count="370" meta:object-count="0"/>
  </office:meta>
</office:document-meta>
</file>